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b8ff" draw:fill-gradient-name="Gradient_20_9" draw:fill-image-width="2.54cm" draw:fill-image-height="2.54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00" draw:secondary-fill-color="#99ccff" draw:gradient-step-count="0" draw:fill-hatch-solid="false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05cm" draw:shadow-offset-y="0.305cm" draw:shadow-color="#808080" draw:shadow-opacity="100%"/>
    </style:style>
    <style:style style:name="gr3" style:family="graphic" style:parent-style-name="standard">
      <style:graphic-properties draw:stroke="none" draw:fill="solid" draw:fill-color="#ffff00" draw:fill-image-width="2.54cm" draw:fill-image-height="2.54cm" draw:shadow="hidden" draw:shadow-offset-x="0.305cm" draw:shadow-offset-y="0.305cm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4cm" fo:min-width="0cm"/>
    </style:style>
    <style:style style:name="gr6" style:family="graphic" style:parent-style-name="standard">
      <style:graphic-properties svg:stroke-width="0.102cm" draw:marker-start-width="0.352cm" draw:marker-end="Linienende_20_1" draw:marker-end-width="0.402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stroke="solid" svg:stroke-width="0.102cm" draw:marker-start="Linienende_20_2" draw:marker-start-width="0.402cm" draw:marker-end="Linienende_20_3" draw:marker-end-width="0.402cm" draw:textarea-horizontal-align="center" draw:textarea-vertical-align="middle" fo:padding-top="0.05cm" fo:padding-bottom="0.05cm" fo:padding-left="0.05cm" fo:padding-right="0.05cm"/>
    </style:style>
    <style:style style:name="gr8" style:family="graphic" style:parent-style-name="standard">
      <style:graphic-properties draw:stroke="solid" svg:stroke-width="0.102cm" draw:marker-start="Linienende_20_4" draw:marker-start-width="0.402cm" draw:marker-end="Linienende_20_5" draw:marker-end-width="0.402cm" draw:textarea-horizontal-align="center" draw:textarea-vertical-align="middle" fo:padding-top="0.05cm" fo:padding-bottom="0.05cm" fo:padding-left="0.05cm" fo:padding-right="0.05cm"/>
    </style:style>
    <style:style style:name="gr9" style:family="graphic" style:parent-style-name="standard">
      <style:graphic-properties draw:stroke="solid" svg:stroke-width="0.102cm" draw:marker-start="Linienende_20_6" draw:marker-start-width="0.402cm" draw:marker-end="Linienende_20_7" draw:marker-end-width="0.402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svg:stroke-width="0.152cm" svg:stroke-color="#ffff00" draw:marker-start-width="0.533cm" draw:marker-end-width="0.533cm" draw:textarea-horizontal-align="center" draw:textarea-vertical-align="middle" fo:padding-top="0.076cm" fo:padding-bottom="0.076cm" fo:padding-left="0.076cm" fo:padding-right="0.076cm"/>
    </style:style>
    <style:style style:name="gr11" style:family="graphic" style:parent-style-name="standard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2" style:family="graphic" style:parent-style-name="standard">
      <style:graphic-properties draw:stroke="solid" draw:stroke-dash="Dash_20_2" svg:stroke-width="0.051cm" svg:stroke-color="#000000" draw:marker-start="" draw:marker-start-width="0.381cm" draw:marker-start-center="false" draw:marker-end="" draw:marker-end-width="0.381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20%" dr3d:shadow="hidden"/>
    </style:style>
    <style:style style:name="gr13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4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fill-gradient-name="Gradient_20_8" draw:gradient-step-count="0" draw:fill-hatch-name="Hatch_20_1" draw:fill-hatch-solid="false" draw:fill-image-name="Bitmape_20_1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gr15" style:family="graphic" style:parent-style-name="standard">
      <style:graphic-properties draw:stroke="solid" svg:stroke-width="0.102cm" draw:marker-start="Linienende_20_8" draw:marker-start-width="0.402cm" draw:marker-end="Linienende_20_9" draw:marker-end-width="0.402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b8ff" draw:secondary-fill-color="#99ccff" draw:gradient-step-count="0" draw:fill-hatch-solid="false" draw:opacity="100%" draw:opacity-name="" draw:fill-image-width="2.54cm" draw:fill-image-height="2.54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none" draw:fill-color="#00b8ff" draw:fill-image-width="2.54cm" draw:fill-image-height="2.54cm" dr3d:horizontal-segments="24" dr3d:vertical-segments="24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000000" fo:font-family="'DejaVu Sans Mono'" style:font-family-generic="swiss" style:font-pitch="fixed" fo:font-size="16pt" fo:font-weight="bold" style:font-weight-asian="bold" style:font-weight-complex="bold"/>
    </style:style>
    <style:style style:name="P3" style:family="paragraph">
      <style:paragraph-properties fo:margin-left="0cm" fo:margin-right="0cm" fo:text-indent="0cm"/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P4" style:family="paragraph">
      <style:text-properties fo:font-family="'DejaVu Sans Mono'" style:font-family-generic="swiss" style:font-pitch="fixed" fo:font-size="16pt" fo:font-weight="bold" style:font-weight-asian="bold" style:font-weight-complex="bold"/>
    </style:style>
    <style:style style:name="P5" style:family="paragraph">
      <style:text-properties fo:color="#008000" fo:font-family="'DejaVu Sans Mono'" style:font-family-generic="swiss" style:font-pitch="fixed" fo:font-size="16pt" fo:font-weight="bold" style:font-weight-asian="bold" style:font-weight-complex="bold"/>
    </style:style>
    <style:style style:name="P6" style:family="paragraph"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P7" style:family="paragraph">
      <style:text-properties fo:color="#ff0000" fo:font-family="'Utah MT'" style:font-family-generic="swiss" style:font-pitch="variable" fo:font-size="16pt" fo:font-weight="bold" style:font-weight-asian="bold" style:font-weight-complex="bold"/>
    </style:style>
    <style:style style:name="T1" style:family="text">
      <style:text-properties fo:color="#000000" fo:font-family="'DejaVu Sans Mono'" style:font-family-generic="swiss" style:font-pitch="fixed" fo:font-size="16pt" fo:font-weight="bold" style:font-weight-asian="bold" style:font-weight-complex="bold"/>
    </style:style>
    <style:style style:name="T2" style:family="text">
      <style:text-properties fo:color="#ff0000" fo:font-family="'DejaVu Sans Mono'" style:font-family-generic="swiss" style:font-pitch="fixed" fo:font-size="16pt" fo:font-weight="bold" style:font-weight-asian="bold" style:font-weight-complex="bold"/>
    </style:style>
    <style:style style:name="T3" style:family="text">
      <style:text-properties fo:font-family="'DejaVu Sans Mono'" style:font-family-generic="swiss" style:font-pitch="fixed" fo:font-size="16pt" fo:font-weight="bold" style:font-weight-asian="bold" style:font-weight-complex="bold"/>
    </style:style>
    <style:style style:name="T4" style:family="text">
      <style:text-properties fo:color="#008000" fo:font-family="'DejaVu Sans Mono'" style:font-family-generic="swiss" style:font-pitch="fixed" fo:font-size="16pt" fo:font-weight="bold" style:font-weight-asian="bold" style:font-weight-complex="bold"/>
    </style:style>
    <style:style style:name="T5" style:family="text">
      <style:text-properties fo:color="#ff0000" fo:font-family="'DejaVu Sans Mono'" style:font-style-name="Book" style:font-family-generic="swiss" style:font-pitch="fixed" fo:font-size="16pt" fo:font-weight="bold" style:font-family-asian="'DejaVu Sans Mono'" style:font-style-name-asian="Book" style:font-family-generic-asian="swiss" style:font-pitch-asian="fixed" style:font-weight-asian="bold" style:font-family-complex="'DejaVu Sans Mono'" style:font-style-name-complex="Book" style:font-family-generic-complex="swiss" style:font-pitch-complex="fixed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Home">
        <office:forms form:automatic-focus="false" form:apply-design-mode="false"/>
        <draw:path draw:style-name="gr1" draw:layer="layout" svg:width="26.161cm" svg:height="1.523cm" svg:x="1.651cm" svg:y="18.413cm" svg:viewBox="0 0 26162 1524" svg:d="m0 157c1469-353 2940 0 2940 0 0 0 1469 352 2939 0s2940 0 2940 0c0 0 1470 352 2939 0s2940 0 2940 0c0 0 1470 352 2939 0s2940 0 2940 0c0 0 1469 352 2999 0s2586 0 2586 0v1367h-26162z">
          <text:p/>
        </draw:path>
        <dr3d:scene draw:style-name="gr2" svg:width="4.218cm" svg:height="4.074cm" svg:x="21.541cm" svg:y="2.638cm" dr3d:vrp="(0 0 16888.1428571429)" dr3d:vpn="(0 0 14297.1428571429)" dr3d:projection="perspective" dr3d:distance="2.591cm" dr3d:focal-length="10.008cm" dr3d:shadow-slant="0" dr3d:shade-mode="gouraud" dr3d:ambient-color="#ffff00" dr3d:lighting-mode="false">
          <dr3d:light dr3d:diffuse-color="#e6ff00" dr3d:direction="(0.577350269189626 0.577350269189626 0.577350269189626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3" draw:layer="layout"/>
        </dr3d:scene>
        <draw:frame draw:style-name="gr4" draw:text-style-name="P2" draw:layer="layout" svg:width="5.421cm" svg:height="1.957cm" svg:x="6.136cm" svg:y="14.349cm">
          <draw:text-box>
            <text:p text:style-name="P1"><text:span text:style-name="T1">production and</text:span></text:p>
            <text:p text:style-name="P1"><text:span text:style-name="T1">sedimentation of</text:span></text:p>
            <text:p text:style-name="P1"><text:span text:style-name="T1">sea-salt aerosol</text:span></text:p>
          </draw:text-box>
        </draw:frame>
        <draw:frame draw:style-name="gr5" draw:text-style-name="P3" draw:layer="layout" svg:width="4.066cm" svg:height="1.957cm" svg:x="18.413cm" svg:y="15.694cm">
          <draw:text-box>
            <text:p text:style-name="P1"><text:span text:style-name="T2">emission and</text:span></text:p>
            <text:p text:style-name="P1"><text:span text:style-name="T2">deposition</text:span></text:p>
            <text:p text:style-name="P1"><text:span text:style-name="T2">(SEMIDEP)</text:span></text:p>
          </draw:text-box>
        </draw:frame>
        <draw:frame draw:style-name="gr4" draw:text-style-name="P4" draw:layer="layout" svg:width="3.727cm" svg:height="1.957cm" svg:x="24.003cm" svg:y="14.17cm">
          <draw:text-box>
            <text:p text:style-name="P1"><text:span text:style-name="T3">marine</text:span></text:p>
            <text:p text:style-name="P1"><text:span text:style-name="T3">boundary</text:span></text:p>
            <text:p text:style-name="P1"><text:span text:style-name="T3">layer (mbl)</text:span></text:p>
          </draw:text-box>
        </draw:frame>
        <draw:frame draw:style-name="gr4" draw:text-style-name="P4" draw:layer="layout" svg:width="1.695cm" svg:height="0.653cm" svg:x="8.509cm" svg:y="18.921cm">
          <draw:text-box>
            <text:p text:style-name="P1"><text:span text:style-name="T3">ocean</text:span></text:p>
          </draw:text-box>
        </draw:frame>
        <draw:frame draw:style-name="gr4" draw:text-style-name="P4" draw:layer="layout" svg:width="4.066cm" svg:height="1.957cm" svg:x="22.985cm" svg:y="10.868cm">
          <draw:text-box>
            <text:p text:style-name="P1"><text:span text:style-name="T3">r.h.= 76 %</text:span></text:p>
            <text:p text:style-name="P1"><text:span text:style-name="T3">p = 1013 hPa</text:span></text:p>
            <text:p text:style-name="P1"><text:span text:style-name="T3">T = 293 K</text:span></text:p>
          </draw:text-box>
        </draw:frame>
        <draw:frame draw:style-name="gr4" draw:text-style-name="P5" draw:layer="layout" svg:width="5.759cm" svg:height="1.305cm" svg:x="8.592cm" svg:y="8.253cm">
          <draw:text-box>
            <text:p text:style-name="P1"><text:span text:style-name="T4">MECCA gas/aqueous</text:span></text:p>
            <text:p text:style-name="P1"><text:span text:style-name="T4">mass transfer</text:span></text:p>
          </draw:text-box>
        </draw:frame>
        <draw:frame draw:style-name="gr4" draw:text-style-name="P5" draw:layer="layout" svg:width="5.082cm" svg:height="1.305cm" svg:x="8.255cm" svg:y="5.17cm">
          <draw:text-box>
            <text:p text:style-name="P1"><text:span text:style-name="T4">MECCA gas-</text:span></text:p>
            <text:p text:style-name="P1"><text:span text:style-name="T4">phase chemistry</text:span></text:p>
          </draw:text-box>
        </draw:frame>
        <draw:frame draw:style-name="gr4" draw:text-style-name="P6" draw:layer="layout" svg:width="14.226cm" svg:height="0.653cm" svg:x="5.715cm" svg:y="1.395cm">
          <draw:text-box>
            <text:p text:style-name="P1"><text:span text:style-name="T2">ozone flux from free troposphere (SEMIDEP)</text:span></text:p>
          </draw:text-box>
        </draw:frame>
        <draw:line draw:style-name="gr6" draw:layer="layout" svg:x1="13.335cm" svg:y1="2.411cm" svg:x2="13.335cm" svg:y2="4.951cm">
          <text:p/>
        </draw:line>
        <draw:line draw:style-name="gr7" draw:layer="layout" svg:x1="10.033cm" svg:y1="9.777cm" svg:x2="8.255cm" svg:y2="10.793cm">
          <text:p/>
        </draw:line>
        <draw:line draw:style-name="gr8" draw:layer="layout" svg:x1="15.875cm" svg:y1="11.555cm" svg:x2="12.827cm" svg:y2="10.031cm">
          <text:p/>
        </draw:line>
        <draw:line draw:style-name="gr9" draw:layer="layout" svg:x1="18.161cm" svg:y1="14.857cm" svg:x2="18.161cm" svg:y2="19.175cm">
          <text:p/>
        </draw:line>
        <draw:line draw:style-name="gr10" draw:layer="layout" svg:x1="23.749cm" svg:y1="4.443cm" svg:x2="18.669cm" svg:y2="4.443cm">
          <text:p/>
        </draw:line>
        <draw:line draw:style-name="gr10" draw:layer="layout" svg:x1="23.749cm" svg:y1="4.443cm" svg:x2="18.923cm" svg:y2="3.427cm">
          <text:p/>
        </draw:line>
        <draw:line draw:style-name="gr10" draw:layer="layout" svg:x1="23.749cm" svg:y1="4.443cm" svg:x2="18.669cm" svg:y2="5.459cm">
          <text:p/>
        </draw:line>
        <draw:line draw:style-name="gr10" draw:layer="layout" svg:x1="23.749cm" svg:y1="4.443cm" svg:x2="19.431cm" svg:y2="2.411cm">
          <text:p/>
        </draw:line>
        <draw:line draw:style-name="gr10" draw:layer="layout" svg:x1="23.749cm" svg:y1="4.443cm" svg:x2="19.177cm" svg:y2="6.729cm">
          <text:p/>
        </draw:line>
        <draw:line draw:style-name="gr10" draw:layer="layout" svg:x1="23.749cm" svg:y1="4.443cm" svg:x2="20.193cm" svg:y2="1.27cm">
          <text:p/>
        </draw:line>
        <draw:line draw:style-name="gr10" draw:layer="layout" svg:x1="23.749cm" svg:y1="4.443cm" svg:x2="19.685cm" svg:y2="7.745cm">
          <text:p/>
        </draw:line>
        <draw:line draw:style-name="gr10" draw:layer="layout" svg:x1="23.749cm" svg:y1="4.443cm" svg:x2="21.463cm" svg:y2="0.379cm">
          <text:p/>
        </draw:line>
        <draw:line draw:style-name="gr10" draw:layer="layout" svg:x1="23.749cm" svg:y1="4.443cm" svg:x2="22.987cm" svg:y2="-0.129cm">
          <text:p/>
        </draw:line>
        <draw:line draw:style-name="gr10" draw:layer="layout" svg:x1="23.749cm" svg:y1="4.443cm" svg:x2="20.701cm" svg:y2="8.507cm">
          <text:p/>
        </draw:line>
        <draw:line draw:style-name="gr10" draw:layer="layout" svg:x1="23.749cm" svg:y1="4.443cm" svg:x2="24.765cm" svg:y2="-0.129cm">
          <text:p/>
        </draw:line>
        <draw:line draw:style-name="gr10" draw:layer="layout" svg:x1="23.749cm" svg:y1="4.443cm" svg:x2="21.717cm" svg:y2="9.269cm">
          <text:p/>
        </draw:line>
        <draw:line draw:style-name="gr10" draw:layer="layout" svg:x1="23.726cm" svg:y1="4.42cm" svg:x2="26.266cm" svg:y2="0.61cm">
          <text:p/>
        </draw:line>
        <draw:line draw:style-name="gr10" draw:layer="layout" svg:x1="23.749cm" svg:y1="4.443cm" svg:x2="23.241cm" svg:y2="9.523cm">
          <text:p/>
        </draw:line>
        <draw:line draw:style-name="gr10" draw:layer="layout" svg:x1="23.726cm" svg:y1="4.42cm" svg:x2="27.282cm" svg:y2="1.88cm">
          <text:p/>
        </draw:line>
        <draw:line draw:style-name="gr10" draw:layer="layout" svg:x1="23.749cm" svg:y1="4.443cm" svg:x2="24.765cm" svg:y2="9.269cm">
          <text:p/>
        </draw:line>
        <draw:line draw:style-name="gr10" draw:layer="layout" svg:x1="23.749cm" svg:y1="4.443cm" svg:x2="28.067cm" svg:y2="3.173cm">
          <text:p/>
        </draw:line>
        <draw:line draw:style-name="gr10" draw:layer="layout" svg:x1="23.749cm" svg:y1="4.443cm" svg:x2="28.321cm" svg:y2="4.697cm">
          <text:p/>
        </draw:line>
        <draw:line draw:style-name="gr10" draw:layer="layout" svg:x1="23.749cm" svg:y1="4.443cm" svg:x2="28.067cm" svg:y2="6.221cm">
          <text:p/>
        </draw:line>
        <draw:line draw:style-name="gr10" draw:layer="layout" svg:x1="23.749cm" svg:y1="4.443cm" svg:x2="27.305cm" svg:y2="7.491cm">
          <text:p/>
        </draw:line>
        <draw:line draw:style-name="gr10" draw:layer="layout" svg:x1="23.749cm" svg:y1="4.443cm" svg:x2="26.289cm" svg:y2="8.761cm">
          <text:p/>
        </draw:line>
        <draw:frame draw:style-name="gr4" draw:text-style-name="P7" draw:layer="layout" svg:width="4.405cm" svg:height="1.957cm" svg:x="21.463cm" svg:y="3.935cm">
          <draw:text-box>
            <text:p text:style-name="P1"><text:span text:style-name="T5">hν photolysis</text:span></text:p>
            <text:p text:style-name="P1"><text:span text:style-name="T5">(JVAL, SAPPHO</text:span></text:p>
            <text:p text:style-name="P1"><text:span text:style-name="T5">or READJ)</text:span></text:p>
          </draw:text-box>
        </draw:frame>
        <draw:frame draw:style-name="gr4" draw:text-style-name="P4" draw:layer="layout" svg:width="5.421cm" svg:height="2.609cm" svg:x="15.113cm" svg:y="7.676cm">
          <draw:text-box>
            <text:p text:style-name="P1"><text:span text:style-name="T3">sulfate</text:span></text:p>
            <text:p text:style-name="P1"><text:span text:style-name="T3">particles</text:span></text:p>
            <text:p text:style-name="P1"><text:span text:style-name="T4">(MECCA aqueous-</text:span></text:p>
            <text:p text:style-name="P1"><text:span text:style-name="T4">phase chemistry)</text:span></text:p>
          </draw:text-box>
        </draw:frame>
        <dr3d:scene draw:style-name="gr11" svg:width="19.137cm" svg:height="15.493cm" svg:x="1.818cm" svg:y="2.328cm" dr3d:transform="matrix (0.911844025627896 -0.147453280120232 -0.383142275282307 -0.00594989393901544 0.928426835944731 -0.37146764200907 0.410493692629782 0.341000205981534 0.845703132211133 -0.000150341937172822cm -0.0132170565616631cm -0.0739822660066696cm)" dr3d:vrp="(0 0 17033.9737142857)" dr3d:vpn="(0 0 14442.9737142857)" dr3d:projection="parallel" dr3d:distance="2.591cm" dr3d:focal-length="10.008cm" dr3d:shadow-slant="0" dr3d:shade-mode="gouraud" dr3d:ambient-color="#666666" dr3d:lighting-mode="false">
          <dr3d:light dr3d:diffuse-color="#cccccc" dr3d:direction="(0.577350269189626 0.577350269189626 0.577350269189626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2" draw:layer="layout" dr3d:transform="matrix (0.999980850320616 -0.00539704741792658 -0.0030283446363406 0.00541678585082726 0.999963890438543 0.00654799588023699 0.00299289543988781 -0.00656427438259551 0.999973976100735 -0.00000128455017510866cm -0.00000148967416193973cm -0.00000123628647863853cm)"/>
        </dr3d:scene>
        <dr3d:scene draw:style-name="gr13" svg:width="5.41cm" svg:height="5.827cm" svg:x="3.104cm" svg:y="7.761cm" dr3d:vrp="(0 0 16888.1428571429)" dr3d:vpn="(0 0 14297.1428571429)" dr3d:projection="perspective" dr3d:distance="2.591cm" dr3d:focal-length="10.008cm" dr3d:shadow-slant="0" dr3d:shade-mode="gouraud" dr3d:ambient-color="#e6e6ff" dr3d:lighting-mode="false">
          <dr3d:light dr3d:diffuse-color="#e6e6ff" dr3d:direction="(0.577350269189626 0.577350269189626 0.577350269189626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4" draw:layer="layout"/>
        </dr3d:scene>
        <draw:frame draw:style-name="gr4" draw:text-style-name="P4" draw:layer="layout" svg:width="5.421cm" svg:height="2.609cm" svg:x="2.58cm" svg:y="9.015cm">
          <draw:text-box>
            <text:p text:style-name="P1"><text:span text:style-name="T3">sea-salt</text:span></text:p>
            <text:p text:style-name="P1"><text:span text:style-name="T3">particles</text:span></text:p>
            <text:p text:style-name="P1"><text:span text:style-name="T4">(MECCA aqueous-</text:span></text:p>
            <text:p text:style-name="P1"><text:span text:style-name="T4">phase chemistry)</text:span></text:p>
          </draw:text-box>
        </draw:frame>
        <draw:line draw:style-name="gr15" draw:layer="layout" svg:x1="5.715cm" svg:y1="12.571cm" svg:x2="5.715cm" svg:y2="19.175cm">
          <text:p/>
        </draw:line>
        <draw:g>
          <dr3d:scene draw:style-name="gr16" svg:width="0.762cm" svg:height="0.762cm" svg:x="18.669cm" svg:y="11.301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6.637cm" svg:y="11.0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5.367cm" svg:y="13.07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7.653cm" svg:y="12.06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5.439cm" svg:y="12.029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6.383cm" svg:y="12.06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  <dr3d:scene draw:style-name="gr16" svg:width="0.762cm" svg:height="0.762cm" svg:x="17.653cm" svg:y="10.793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26 0.577350269189626 0.577350269189626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17" draw:layer="layout"/>
          </dr3d:sce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b8ff" draw:end-color="#99cc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ocean" draw:style="linear" draw:start-color="#0000ff" draw:end-color="#0099ff" draw:start-intensity="100%" draw:end-intensity="100%" draw:angle="0" draw:border="0%"/>
    <draw:gradient draw:name="ocean2" draw:style="linear" draw:start-color="#00ffff" draw:end-color="#0099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ienende_20_1" draw:display-name="Linienende 1" svg:viewBox="0 0 250 250" svg:d="m125 0 125 250h-250z"/>
    <draw:marker draw:name="Linienende_20_2" draw:display-name="Linienende 2" svg:viewBox="0 0 250 250" svg:d="m125 0 125 250h-250z"/>
    <draw:marker draw:name="Linienende_20_3" draw:display-name="Linienende 3" svg:viewBox="0 0 250 250" svg:d="m125 0 125 250h-250z"/>
    <draw:marker draw:name="Linienende_20_4" draw:display-name="Linienende 4" svg:viewBox="0 0 250 250" svg:d="m125 0 125 250h-250z"/>
    <draw:marker draw:name="Linienende_20_5" draw:display-name="Linienende 5" svg:viewBox="0 0 250 250" svg:d="m125 0 125 250h-250z"/>
    <draw:marker draw:name="Linienende_20_6" draw:display-name="Linienende 6" svg:viewBox="0 0 250 250" svg:d="m125 0 125 250h-250z"/>
    <draw:marker draw:name="Linienende_20_7" draw:display-name="Linienende 7" svg:viewBox="0 0 250 250" svg:d="m125 0 125 250h-250z"/>
    <draw:marker draw:name="Linienende_20_8" draw:display-name="Linienende 8" svg:viewBox="0 0 250 250" svg:d="m125 0 125 250h-250z"/>
    <draw:marker draw:name="Linienende_20_9" draw:display-name="Linienende 9" svg:viewBox="0 0 250 250" svg:d="m125 0 125 250h-25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ff0000" fo:font-family="Helvetica" style:font-style-name="Bold" style:font-family-generic="swiss" style:font-pitch="variable" fo:font-size="40pt" fo:language="en" fo:country="US" fo:font-weight="bold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</office:styles>
  <office:automatic-styles>
    <style:page-layout style:name="PM0">
      <style:page-layout-properties fo:margin-top="0.633cm" fo:margin-bottom="0.663cm" fo:margin-left="0.635cm" fo:margin-right="0.66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Ho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 </meta:initial-creator>
    <meta:creation-date>2000-06-27T21:05:33</meta:creation-date>
    <dc:date>2011-03-30T18:40:53</dc:date>
    <meta:printed-by> </meta:printed-by>
    <meta:print-date>2000-06-28T17:51:28</meta:print-date>
    <meta:editing-cycles>73</meta:editing-cycles>
    <meta:editing-duration>PT04H39M16S</meta:editing-duration>
    <dc:creator>Rolf Sander</dc:creator>
    <meta:document-statistic meta:object-count="59"/>
    <meta:user-defined meta:name="Info 0"/>
    <meta:user-defined meta:name="Info 1"/>
    <meta:user-defined meta:name="Info 2"/>
    <meta:user-defined meta:name="Info 3"/>
  </office:meta>
</office:document-meta>
</file>